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373210" style:family="table" style:master-page-name="ta-mp-0x1373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4645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464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6.47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64.01pt" style:use-optimal-column-width="true"/>
    </style:style>
    <style:style style:name="ACOL-4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373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3" table:number-columns-repeated="6"/>
        <table:table-column table:style-name="ACOL-0" table:number-columns-repeated="247"/>
        <table:table-row table:style-name="AROW-1">
          <table:table-cell table:style-name="Gnumeric-default" office:value-type="string" office:string-value="drall.geo.bin">
            <text:p>drall.geo.bin</text:p>
          </table:table-cell>
          <table:table-cell table:number-columns-spanned="4" table:style-name="ACE-0x14645b8" office:value-type="string" office:string-value="oneread">
            <text:p>oneread</text:p>
          </table:table-cell>
          <table:covered-table-cell table:number-columns-repeated="3"/>
          <table:table-cell table:number-columns-spanned="4" table:style-name="ACE-0x14645b8" office:value-type="string" office:string-value="allread">
            <text:p>allread</text:p>
          </table:table-cell>
          <table:covered-table-cell table:number-columns-repeated="3"/>
          <table:table-cell table:number-columns-repeated="247" table:style-name="Gnumeric-default"/>
        </table:table-row>
        <table:table-row table:style-name="AROW-1">
          <table:table-cell table:style-name="Gnumeric-default" office:value-type="string" office:string-value="no. of processors">
            <text:p>no. of processor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062199">
            <text:p>0.062199</text:p>
          </table:table-cell>
          <table:table-cell table:style-name="Gnumeric-default" office:value-type="float" office:value="0.062385">
            <text:p>0.062385</text:p>
          </table:table-cell>
          <table:table-cell table:style-name="Gnumeric-default" office:value-type="float" office:value="0.062214">
            <text:p>0.062214</text:p>
          </table:table-cell>
          <table:table-cell table:style-name="Gnumeric-default" table:formula="of:=([.B3]+[.C3]+[.D3])/3" office:value-type="float" office:value="0.062266">
            <text:p>0.062266</text:p>
          </table:table-cell>
          <table:table-cell table:style-name="Gnumeric-default" office:value-type="float" office:value="0.060229">
            <text:p>0.060229</text:p>
          </table:table-cell>
          <table:table-cell table:style-name="Gnumeric-default" office:value-type="float" office:value="0.060069">
            <text:p>0.060069</text:p>
          </table:table-cell>
          <table:table-cell table:style-name="Gnumeric-default" office:value-type="float" office:value="0.060065">
            <text:p>0.060065</text:p>
          </table:table-cell>
          <table:table-cell table:style-name="Gnumeric-default" table:formula="of:=([.F3]+[.G3]+[.H3])/3" office:value-type="float" office:value="0.060121">
            <text:p>0.060121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.195819">
            <text:p>0.195819</text:p>
          </table:table-cell>
          <table:table-cell table:style-name="Gnumeric-default" office:value-type="float" office:value="0.192215">
            <text:p>0.192215</text:p>
          </table:table-cell>
          <table:table-cell table:style-name="Gnumeric-default" office:value-type="float" office:value="0.199109">
            <text:p>0.199109</text:p>
          </table:table-cell>
          <table:table-cell table:style-name="Gnumeric-default" table:formula="of:=([.B4]+[.C4]+[.D4])/3" office:value-type="float" office:value="0.195714333333333">
            <text:p>0.19571433</text:p>
          </table:table-cell>
          <table:table-cell table:style-name="Gnumeric-default" office:value-type="float" office:value="0.170105">
            <text:p>0.170105</text:p>
          </table:table-cell>
          <table:table-cell table:style-name="Gnumeric-default" office:value-type="float" office:value="0.17093">
            <text:p>0.17093</text:p>
          </table:table-cell>
          <table:table-cell table:style-name="Gnumeric-default" office:value-type="float" office:value="0.170115">
            <text:p>0.170115</text:p>
          </table:table-cell>
          <table:table-cell table:style-name="Gnumeric-default" table:formula="of:=([.F4]+[.G4]+[.H4])/3" office:value-type="float" office:value="0.170383333333333">
            <text:p>0.170383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.205525">
            <text:p>0.205525</text:p>
          </table:table-cell>
          <table:table-cell table:style-name="Gnumeric-default" office:value-type="float" office:value="0.203848">
            <text:p>0.203848</text:p>
          </table:table-cell>
          <table:table-cell table:style-name="Gnumeric-default" office:value-type="float" office:value="0.204661">
            <text:p>0.204661</text:p>
          </table:table-cell>
          <table:table-cell table:style-name="Gnumeric-default" table:formula="of:=([.B5]+[.C5]+[.D5])/3" office:value-type="float" office:value="0.204678">
            <text:p>0.204678</text:p>
          </table:table-cell>
          <table:table-cell table:style-name="Gnumeric-default" office:value-type="float" office:value="0.176562">
            <text:p>0.176562</text:p>
          </table:table-cell>
          <table:table-cell table:style-name="Gnumeric-default" office:value-type="float" office:value="0.176659">
            <text:p>0.176659</text:p>
          </table:table-cell>
          <table:table-cell table:style-name="Gnumeric-default" office:value-type="float" office:value="0.177517">
            <text:p>0.177517</text:p>
          </table:table-cell>
          <table:table-cell table:style-name="Gnumeric-default" table:formula="of:=([.F5]+[.G5]+[.H5])/3" office:value-type="float" office:value="0.176912666666667">
            <text:p>0.176912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.203693">
            <text:p>0.203693</text:p>
          </table:table-cell>
          <table:table-cell table:style-name="Gnumeric-default" office:value-type="float" office:value="0.203048">
            <text:p>0.203048</text:p>
          </table:table-cell>
          <table:table-cell table:style-name="Gnumeric-default" office:value-type="float" office:value="0.207841">
            <text:p>0.207841</text:p>
          </table:table-cell>
          <table:table-cell table:style-name="Gnumeric-default" table:formula="of:=([.B6]+[.C6]+[.D6])/3" office:value-type="float" office:value="0.204860666666667">
            <text:p>0.20486067</text:p>
          </table:table-cell>
          <table:table-cell table:style-name="Gnumeric-default" office:value-type="float" office:value="0.174774">
            <text:p>0.174774</text:p>
          </table:table-cell>
          <table:table-cell table:style-name="Gnumeric-default" office:value-type="float" office:value="0.176199">
            <text:p>0.176199</text:p>
          </table:table-cell>
          <table:table-cell table:style-name="Gnumeric-default" office:value-type="float" office:value="0.174706">
            <text:p>0.174706</text:p>
          </table:table-cell>
          <table:table-cell table:style-name="Gnumeric-default" table:formula="of:=([.F6]+[.G6]+[.H6])/3" office:value-type="float" office:value="0.175226333333333">
            <text:p>0.175226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.215389">
            <text:p>0.215389</text:p>
          </table:table-cell>
          <table:table-cell table:style-name="Gnumeric-default" office:value-type="float" office:value="0.219012">
            <text:p>0.219012</text:p>
          </table:table-cell>
          <table:table-cell table:style-name="Gnumeric-default" office:value-type="float" office:value="0.217742">
            <text:p>0.217742</text:p>
          </table:table-cell>
          <table:table-cell table:style-name="Gnumeric-default" table:formula="of:=([.B7]+[.C7]+[.D7])/3" office:value-type="float" office:value="0.217381">
            <text:p>0.217381</text:p>
          </table:table-cell>
          <table:table-cell table:style-name="Gnumeric-default" office:value-type="float" office:value="0.18056">
            <text:p>0.18056</text:p>
          </table:table-cell>
          <table:table-cell table:style-name="Gnumeric-default" office:value-type="float" office:value="0.184025">
            <text:p>0.184025</text:p>
          </table:table-cell>
          <table:table-cell table:style-name="Gnumeric-default" office:value-type="float" office:value="0.181882">
            <text:p>0.181882</text:p>
          </table:table-cell>
          <table:table-cell table:style-name="Gnumeric-default" table:formula="of:=([.F7]+[.G7]+[.H7])/3" office:value-type="float" office:value="0.182155666666667">
            <text:p>0.18215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.226258">
            <text:p>0.226258</text:p>
          </table:table-cell>
          <table:table-cell table:style-name="Gnumeric-default" office:value-type="float" office:value="0.226099">
            <text:p>0.226099</text:p>
          </table:table-cell>
          <table:table-cell table:style-name="Gnumeric-default" office:value-type="float" office:value="0.230431">
            <text:p>0.230431</text:p>
          </table:table-cell>
          <table:table-cell table:style-name="Gnumeric-default" table:formula="of:=([.B8]+[.C8]+[.D8])/3" office:value-type="float" office:value="0.227596">
            <text:p>0.227596</text:p>
          </table:table-cell>
          <table:table-cell table:style-name="Gnumeric-default" office:value-type="float" office:value="0.189339">
            <text:p>0.189339</text:p>
          </table:table-cell>
          <table:table-cell table:style-name="Gnumeric-default" office:value-type="float" office:value="0.189084">
            <text:p>0.189084</text:p>
          </table:table-cell>
          <table:table-cell table:style-name="Gnumeric-default" office:value-type="float" office:value="0.189607">
            <text:p>0.189607</text:p>
          </table:table-cell>
          <table:table-cell table:style-name="Gnumeric-default" table:formula="of:=([.F8]+[.G8]+[.H8])/3" office:value-type="float" office:value="0.189343333333333">
            <text:p>0.189343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.258834">
            <text:p>0.258834</text:p>
          </table:table-cell>
          <table:table-cell table:style-name="Gnumeric-default" office:value-type="float" office:value="0.259772">
            <text:p>0.259772</text:p>
          </table:table-cell>
          <table:table-cell table:style-name="Gnumeric-default" office:value-type="float" office:value="0.259148">
            <text:p>0.259148</text:p>
          </table:table-cell>
          <table:table-cell table:style-name="Gnumeric-default" table:formula="of:=([.B9]+[.C9]+[.D9])/3" office:value-type="float" office:value="0.259251333333333">
            <text:p>0.25925133</text:p>
          </table:table-cell>
          <table:table-cell table:style-name="Gnumeric-default" office:value-type="float" office:value="0.256955">
            <text:p>0.256955</text:p>
          </table:table-cell>
          <table:table-cell table:style-name="Gnumeric-default" office:value-type="float" office:value="0.250039">
            <text:p>0.250039</text:p>
          </table:table-cell>
          <table:table-cell table:style-name="Gnumeric-default" office:value-type="float" office:value="0.245794">
            <text:p>0.245794</text:p>
          </table:table-cell>
          <table:table-cell table:style-name="Gnumeric-default" table:formula="of:=([.F9]+[.G9]+[.H9])/3" office:value-type="float" office:value="0.250929333333333">
            <text:p>0.250929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float" office:value="0.362587">
            <text:p>0.362587</text:p>
          </table:table-cell>
          <table:table-cell table:style-name="Gnumeric-default" office:value-type="float" office:value="0.362487">
            <text:p>0.362487</text:p>
          </table:table-cell>
          <table:table-cell table:style-name="Gnumeric-default" office:value-type="float" office:value="0.362558">
            <text:p>0.362558</text:p>
          </table:table-cell>
          <table:table-cell table:style-name="Gnumeric-default" table:formula="of:=([.B10]+[.C10]+[.D10])/3" office:value-type="float" office:value="0.362544">
            <text:p>0.362544</text:p>
          </table:table-cell>
          <table:table-cell table:style-name="Gnumeric-default" office:value-type="float" office:value="0.275613">
            <text:p>0.275613</text:p>
          </table:table-cell>
          <table:table-cell table:style-name="Gnumeric-default" office:value-type="float" office:value="0.271098">
            <text:p>0.271098</text:p>
          </table:table-cell>
          <table:table-cell table:style-name="Gnumeric-default" office:value-type="float" office:value="0.271174">
            <text:p>0.271174</text:p>
          </table:table-cell>
          <table:table-cell table:style-name="Gnumeric-default" table:formula="of:=([.F10]+[.G10]+[.H10])/3" office:value-type="float" office:value="0.272628333333333">
            <text:p>0.27262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style-name="Gnumeric-default" office:value-type="float" office:value="0.553961">
            <text:p>0.553961</text:p>
          </table:table-cell>
          <table:table-cell table:style-name="Gnumeric-default" office:value-type="float" office:value="0.553964">
            <text:p>0.553964</text:p>
          </table:table-cell>
          <table:table-cell table:style-name="Gnumeric-default" office:value-type="float" office:value="0.554513">
            <text:p>0.554513</text:p>
          </table:table-cell>
          <table:table-cell table:style-name="Gnumeric-default" table:formula="of:=([.B11]+[.C11]+[.D11])/3" office:value-type="float" office:value="0.554146">
            <text:p>0.554146</text:p>
          </table:table-cell>
          <table:table-cell table:style-name="Gnumeric-default" office:value-type="float" office:value="0.313249">
            <text:p>0.313249</text:p>
          </table:table-cell>
          <table:table-cell table:style-name="Gnumeric-default" office:value-type="float" office:value="0.314818">
            <text:p>0.314818</text:p>
          </table:table-cell>
          <table:table-cell table:style-name="Gnumeric-default" office:value-type="float" office:value="0.313697">
            <text:p>0.313697</text:p>
          </table:table-cell>
          <table:table-cell table:style-name="Gnumeric-default" table:formula="of:=([.F11]+[.G11]+[.H11])/3" office:value-type="float" office:value="0.313921333333333">
            <text:p>0.313921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.979333">
            <text:p>0.979333</text:p>
          </table:table-cell>
          <table:table-cell table:style-name="Gnumeric-default" office:value-type="float" office:value="0.975677">
            <text:p>0.975677</text:p>
          </table:table-cell>
          <table:table-cell table:style-name="Gnumeric-default" office:value-type="float" office:value="0.974239">
            <text:p>0.974239</text:p>
          </table:table-cell>
          <table:table-cell table:style-name="Gnumeric-default" table:formula="of:=([.B12]+[.C12]+[.D12])/3" office:value-type="float" office:value="0.976416333333333">
            <text:p>0.97641633</text:p>
          </table:table-cell>
          <table:table-cell table:style-name="Gnumeric-default" office:value-type="float" office:value="0.406323">
            <text:p>0.406323</text:p>
          </table:table-cell>
          <table:table-cell table:style-name="Gnumeric-default" office:value-type="float" office:value="0.407839">
            <text:p>0.407839</text:p>
          </table:table-cell>
          <table:table-cell table:style-name="Gnumeric-default" office:value-type="float" office:value="0.407505">
            <text:p>0.407505</text:p>
          </table:table-cell>
          <table:table-cell table:style-name="Gnumeric-default" table:formula="of:=([.F12]+[.G12]+[.H12])/3" office:value-type="float" office:value="0.407222333333333">
            <text:p>0.407222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.922269">
            <text:p>1.922269</text:p>
          </table:table-cell>
          <table:table-cell table:style-name="Gnumeric-default" office:value-type="float" office:value="1.92203">
            <text:p>1.92203</text:p>
          </table:table-cell>
          <table:table-cell table:style-name="Gnumeric-default" office:value-type="float" office:value="1.916425">
            <text:p>1.916425</text:p>
          </table:table-cell>
          <table:table-cell table:style-name="Gnumeric-default" table:formula="of:=([.B13]+[.C13]+[.D13])/3" office:value-type="float" office:value="1.92024133333333">
            <text:p>1.92024133</text:p>
          </table:table-cell>
          <table:table-cell table:style-name="Gnumeric-default" office:value-type="float" office:value="0.583669">
            <text:p>0.583669</text:p>
          </table:table-cell>
          <table:table-cell table:style-name="Gnumeric-default" office:value-type="float" office:value="0.605878">
            <text:p>0.605878</text:p>
          </table:table-cell>
          <table:table-cell table:style-name="Gnumeric-default" office:value-type="float" office:value="0.580312">
            <text:p>0.580312</text:p>
          </table:table-cell>
          <table:table-cell table:style-name="Gnumeric-default" table:formula="of:=([.F13]+[.G13]+[.H13])/3" office:value-type="float" office:value="0.589953">
            <text:p>0.589953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Gnumeric-default" office:value-type="string" office:string-value="cojack.geo.bin">
            <text:p>cojack.geo.bin</text:p>
          </table:table-cell>
          <table:table-cell table:number-columns-spanned="4" table:style-name="ACE-0x14645b8" office:value-type="string" office:string-value="oneread">
            <text:p>oneread</text:p>
          </table:table-cell>
          <table:covered-table-cell table:number-columns-repeated="3"/>
          <table:table-cell table:number-columns-spanned="4" table:style-name="ACE-0x14645b8" office:value-type="string" office:string-value="allread">
            <text:p>allread</text:p>
          </table:table-cell>
          <table:covered-table-cell table:number-columns-repeated="3"/>
          <table:table-cell table:number-columns-repeated="247" table:style-name="Gnumeric-default"/>
        </table:table-row>
        <table:table-row table:style-name="AROW-1">
          <table:table-cell table:style-name="Gnumeric-default" office:value-type="string" office:string-value="no. of processors">
            <text:p>no. of processor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418724">
            <text:p>0.418724</text:p>
          </table:table-cell>
          <table:table-cell table:style-name="Gnumeric-default" office:value-type="float" office:value="0.41476">
            <text:p>0.41476</text:p>
          </table:table-cell>
          <table:table-cell table:style-name="Gnumeric-default" office:value-type="float" office:value="0.415915">
            <text:p>0.415915</text:p>
          </table:table-cell>
          <table:table-cell table:style-name="Gnumeric-default" table:formula="of:=([.B17]+[.C17]+[.D17])/3" office:value-type="float" office:value="0.416466333333333">
            <text:p>0.41646633</text:p>
          </table:table-cell>
          <table:table-cell table:style-name="Gnumeric-default" office:value-type="float" office:value="0.402953">
            <text:p>0.402953</text:p>
          </table:table-cell>
          <table:table-cell table:style-name="Gnumeric-default" office:value-type="float" office:value="0.402995">
            <text:p>0.402995</text:p>
          </table:table-cell>
          <table:table-cell table:style-name="Gnumeric-default" office:value-type="float" office:value="0.402928">
            <text:p>0.402928</text:p>
          </table:table-cell>
          <table:table-cell table:style-name="Gnumeric-default" table:formula="of:=([.F17]+[.G17]+[.H17])/3" office:value-type="float" office:value="0.402958666666667">
            <text:p>0.402958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.594394">
            <text:p>1.594394</text:p>
          </table:table-cell>
          <table:table-cell table:style-name="Gnumeric-default" office:value-type="float" office:value="1.590243">
            <text:p>1.590243</text:p>
          </table:table-cell>
          <table:table-cell table:style-name="Gnumeric-default" office:value-type="float" office:value="1.604682">
            <text:p>1.604682</text:p>
          </table:table-cell>
          <table:table-cell table:style-name="Gnumeric-default" table:formula="of:=([.B18]+[.C18]+[.D18])/3" office:value-type="float" office:value="1.59643966666667">
            <text:p>1.59643967</text:p>
          </table:table-cell>
          <table:table-cell table:style-name="Gnumeric-default" office:value-type="float" office:value="1.468964">
            <text:p>1.468964</text:p>
          </table:table-cell>
          <table:table-cell table:style-name="Gnumeric-default" office:value-type="float" office:value="1.445153">
            <text:p>1.445153</text:p>
          </table:table-cell>
          <table:table-cell table:style-name="Gnumeric-default" office:value-type="float" office:value="1.444758">
            <text:p>1.444758</text:p>
          </table:table-cell>
          <table:table-cell table:style-name="Gnumeric-default" table:formula="of:=([.F18]+[.G18]+[.H18])/3" office:value-type="float" office:value="1.45295833333333">
            <text:p>1.45295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.653962">
            <text:p>1.653962</text:p>
          </table:table-cell>
          <table:table-cell table:style-name="Gnumeric-default" office:value-type="float" office:value="1.6565">
            <text:p>1.6565</text:p>
          </table:table-cell>
          <table:table-cell table:style-name="Gnumeric-default" office:value-type="float" office:value="1.658258">
            <text:p>1.658258</text:p>
          </table:table-cell>
          <table:table-cell table:style-name="Gnumeric-default" table:formula="of:=([.B19]+[.C19]+[.D19])/3" office:value-type="float" office:value="1.65624">
            <text:p>1.65624</text:p>
          </table:table-cell>
          <table:table-cell table:style-name="Gnumeric-default" office:value-type="float" office:value="1.839867">
            <text:p>1.839867</text:p>
          </table:table-cell>
          <table:table-cell table:style-name="Gnumeric-default" office:value-type="float" office:value="1.841206">
            <text:p>1.841206</text:p>
          </table:table-cell>
          <table:table-cell table:style-name="Gnumeric-default" office:value-type="float" office:value="1.838974">
            <text:p>1.838974</text:p>
          </table:table-cell>
          <table:table-cell table:style-name="Gnumeric-default" table:formula="of:=([.F19]+[.G19]+[.H19])/3" office:value-type="float" office:value="1.84001566666667">
            <text:p>1.84001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.662252">
            <text:p>1.662252</text:p>
          </table:table-cell>
          <table:table-cell table:style-name="Gnumeric-default" office:value-type="float" office:value="1.661958">
            <text:p>1.661958</text:p>
          </table:table-cell>
          <table:table-cell table:style-name="Gnumeric-default" office:value-type="float" office:value="1.66856">
            <text:p>1.66856</text:p>
          </table:table-cell>
          <table:table-cell table:style-name="Gnumeric-default" table:formula="of:=([.B20]+[.C20]+[.D20])/3" office:value-type="float" office:value="1.66425666666667">
            <text:p>1.66425667</text:p>
          </table:table-cell>
          <table:table-cell table:style-name="Gnumeric-default" office:value-type="float" office:value="1.811967">
            <text:p>1.811967</text:p>
          </table:table-cell>
          <table:table-cell table:style-name="Gnumeric-default" office:value-type="float" office:value="1.807988">
            <text:p>1.807988</text:p>
          </table:table-cell>
          <table:table-cell table:style-name="Gnumeric-default" office:value-type="float" office:value="1.818672">
            <text:p>1.818672</text:p>
          </table:table-cell>
          <table:table-cell table:style-name="Gnumeric-default" table:formula="of:=([.F20]+[.G20]+[.H20])/3" office:value-type="float" office:value="1.81287566666667">
            <text:p>1.81287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.736537">
            <text:p>1.736537</text:p>
          </table:table-cell>
          <table:table-cell table:style-name="Gnumeric-default" office:value-type="float" office:value="1.736244">
            <text:p>1.736244</text:p>
          </table:table-cell>
          <table:table-cell table:style-name="Gnumeric-default" office:value-type="float" office:value="1.744262">
            <text:p>1.744262</text:p>
          </table:table-cell>
          <table:table-cell table:style-name="Gnumeric-default" table:formula="of:=([.B21]+[.C21]+[.D21])/3" office:value-type="float" office:value="1.73901433333333">
            <text:p>1.73901433</text:p>
          </table:table-cell>
          <table:table-cell table:style-name="Gnumeric-default" office:value-type="float" office:value="1.995406">
            <text:p>1.995406</text:p>
          </table:table-cell>
          <table:table-cell table:style-name="Gnumeric-default" office:value-type="float" office:value="2.104559">
            <text:p>2.104559</text:p>
          </table:table-cell>
          <table:table-cell table:style-name="Gnumeric-default" office:value-type="float" office:value="1.99909">
            <text:p>1.99909</text:p>
          </table:table-cell>
          <table:table-cell table:style-name="Gnumeric-default" table:formula="of:=([.F21]+[.G21]+[.H21])/3" office:value-type="float" office:value="2.03301833333333">
            <text:p>2.03301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.81819">
            <text:p>1.81819</text:p>
          </table:table-cell>
          <table:table-cell table:style-name="Gnumeric-default" office:value-type="float" office:value="1.845842">
            <text:p>1.845842</text:p>
          </table:table-cell>
          <table:table-cell table:style-name="Gnumeric-default" office:value-type="float" office:value="1.822891">
            <text:p>1.822891</text:p>
          </table:table-cell>
          <table:table-cell table:style-name="Gnumeric-default" table:formula="of:=([.B22]+[.C22]+[.D22])/3" office:value-type="float" office:value="1.82897433333333">
            <text:p>1.82897433</text:p>
          </table:table-cell>
          <table:table-cell table:style-name="Gnumeric-default" office:value-type="float" office:value="2.128137">
            <text:p>2.128137</text:p>
          </table:table-cell>
          <table:table-cell table:style-name="Gnumeric-default" office:value-type="float" office:value="2.121566">
            <text:p>2.121566</text:p>
          </table:table-cell>
          <table:table-cell table:style-name="Gnumeric-default" office:value-type="float" office:value="2.116222">
            <text:p>2.116222</text:p>
          </table:table-cell>
          <table:table-cell table:style-name="Gnumeric-default" table:formula="of:=([.F22]+[.G22]+[.H22])/3" office:value-type="float" office:value="2.121975">
            <text:p>2.121975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2.073553">
            <text:p>2.073553</text:p>
          </table:table-cell>
          <table:table-cell table:style-name="Gnumeric-default" office:value-type="float" office:value="2.081174">
            <text:p>2.081174</text:p>
          </table:table-cell>
          <table:table-cell table:style-name="Gnumeric-default" office:value-type="float" office:value="2.058018">
            <text:p>2.058018</text:p>
          </table:table-cell>
          <table:table-cell table:style-name="Gnumeric-default" table:formula="of:=([.B23]+[.C23]+[.D23])/3" office:value-type="float" office:value="2.070915">
            <text:p>2.070915</text:p>
          </table:table-cell>
          <table:table-cell table:style-name="Gnumeric-default" office:value-type="float" office:value="2.485805">
            <text:p>2.485805</text:p>
          </table:table-cell>
          <table:table-cell table:style-name="Gnumeric-default" office:value-type="float" office:value="2.487719">
            <text:p>2.487719</text:p>
          </table:table-cell>
          <table:table-cell table:style-name="Gnumeric-default" office:value-type="float" office:value="2.522397">
            <text:p>2.522397</text:p>
          </table:table-cell>
          <table:table-cell table:style-name="Gnumeric-default" table:formula="of:=([.F23]+[.G23]+[.H23])/3" office:value-type="float" office:value="2.49864033333333">
            <text:p>2.498640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float" office:value="2.665378">
            <text:p>2.665378</text:p>
          </table:table-cell>
          <table:table-cell table:style-name="Gnumeric-default" office:value-type="float" office:value="2.671396">
            <text:p>2.671396</text:p>
          </table:table-cell>
          <table:table-cell table:style-name="Gnumeric-default" office:value-type="float" office:value="2.671744">
            <text:p>2.671744</text:p>
          </table:table-cell>
          <table:table-cell table:style-name="Gnumeric-default" table:formula="of:=([.B24]+[.C24]+[.D24])/3" office:value-type="float" office:value="2.669506">
            <text:p>2.669506</text:p>
          </table:table-cell>
          <table:table-cell table:style-name="Gnumeric-default" office:value-type="float" office:value="2.558631">
            <text:p>2.558631</text:p>
          </table:table-cell>
          <table:table-cell table:style-name="Gnumeric-default" office:value-type="float" office:value="2.545492">
            <text:p>2.545492</text:p>
          </table:table-cell>
          <table:table-cell table:style-name="Gnumeric-default" office:value-type="float" office:value="2.552555">
            <text:p>2.552555</text:p>
          </table:table-cell>
          <table:table-cell table:style-name="Gnumeric-default" table:formula="of:=([.F24]+[.G24]+[.H24])/3" office:value-type="float" office:value="2.552226">
            <text:p>2.552226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office:value-type="float" office:value="3.855182">
            <text:p>3.855182</text:p>
          </table:table-cell>
          <table:table-cell table:style-name="Gnumeric-default" office:value-type="float" office:value="3.828255">
            <text:p>3.828255</text:p>
          </table:table-cell>
          <table:table-cell table:style-name="Gnumeric-default" office:value-type="float" office:value="3.870889">
            <text:p>3.870889</text:p>
          </table:table-cell>
          <table:table-cell table:style-name="Gnumeric-default" table:formula="of:=([.B25]+[.C25]+[.D25])/3" office:value-type="float" office:value="3.851442">
            <text:p>3.851442</text:p>
          </table:table-cell>
          <table:table-cell table:style-name="Gnumeric-default" office:value-type="float" office:value="2.644442">
            <text:p>2.644442</text:p>
          </table:table-cell>
          <table:table-cell table:style-name="Gnumeric-default" office:value-type="float" office:value="2.643412">
            <text:p>2.643412</text:p>
          </table:table-cell>
          <table:table-cell table:style-name="Gnumeric-default" office:value-type="float" office:value="2.644212">
            <text:p>2.644212</text:p>
          </table:table-cell>
          <table:table-cell table:style-name="Gnumeric-default" table:formula="of:=([.F25]+[.G25]+[.H25])/3" office:value-type="float" office:value="2.644022">
            <text:p>2.644022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6.225128">
            <text:p>6.225128</text:p>
          </table:table-cell>
          <table:table-cell table:style-name="Gnumeric-default" office:value-type="float" office:value="6.223602">
            <text:p>6.223602</text:p>
          </table:table-cell>
          <table:table-cell table:style-name="Gnumeric-default" office:value-type="float" office:value="6.214578">
            <text:p>6.214578</text:p>
          </table:table-cell>
          <table:table-cell table:style-name="Gnumeric-default" table:formula="of:=([.B26]+[.C26]+[.D26])/3" office:value-type="float" office:value="6.22110266666667">
            <text:p>6.22110267</text:p>
          </table:table-cell>
          <table:table-cell table:style-name="Gnumeric-default" office:value-type="float" office:value="2.709682">
            <text:p>2.709682</text:p>
          </table:table-cell>
          <table:table-cell table:style-name="Gnumeric-default" office:value-type="float" office:value="2.715168">
            <text:p>2.715168</text:p>
          </table:table-cell>
          <table:table-cell table:style-name="Gnumeric-default" office:value-type="float" office:value="2.718426">
            <text:p>2.718426</text:p>
          </table:table-cell>
          <table:table-cell table:style-name="Gnumeric-default" table:formula="of:=([.F26]+[.G26]+[.H26])/3" office:value-type="float" office:value="2.71442533333333">
            <text:p>2.71442533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1.289083">
            <text:p>11.289083</text:p>
          </table:table-cell>
          <table:table-cell table:style-name="Gnumeric-default" office:value-type="float" office:value="11.326905">
            <text:p>11.326905</text:p>
          </table:table-cell>
          <table:table-cell table:style-name="Gnumeric-default" office:value-type="float" office:value="11.270856">
            <text:p>11.270856</text:p>
          </table:table-cell>
          <table:table-cell table:style-name="Gnumeric-default" table:formula="of:=([.B27]+[.C27]+[.D27])/3" office:value-type="float" office:value="11.2956146666667">
            <text:p>11.2956147</text:p>
          </table:table-cell>
          <table:table-cell table:style-name="Gnumeric-default" office:value-type="float" office:value="3.116051">
            <text:p>3.116051</text:p>
          </table:table-cell>
          <table:table-cell table:style-name="Gnumeric-default" office:value-type="float" office:value="3.116032">
            <text:p>3.116032</text:p>
          </table:table-cell>
          <table:table-cell table:style-name="Gnumeric-default" office:value-type="float" office:value="3.125868">
            <text:p>3.125868</text:p>
          </table:table-cell>
          <table:table-cell table:style-name="Gnumeric-default" table:formula="of:=([.F27]+[.G27]+[.H27])/3" office:value-type="float" office:value="3.119317">
            <text:p>3.119317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4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2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2" table:number-rows-repeated="21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2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2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19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4534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373210" style:display-name="Sheet1" style:page-layout-name="pl-0x14534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qing Dong</dc:creator>
    <dc:date>2015-01-23T15:51:03Z</dc:date>
    <meta:creation-date>2015-01-21T14:11:41Z</meta:creation-date>
    <meta:editing-cycles>4</meta:editing-cycles>
    <meta:editing-duration>PT1H5M30S</meta:editing-duration>
    <meta:generator>gnumeric/1.10.17</meta:generator>
    <meta:initial-creator>Yunqing Dong</meta:initial-creator>
  </office:meta>
</office:document-meta>
</file>